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/>
    </style:style>
    <style:style style:name="P2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8666in" style:use-optimal-column-width="false"/>
    </style:style>
    <style:style style:name="TableColumn37" style:family="table-column">
      <style:table-column-properties style:column-width="1.7201in" style:use-optimal-column-width="false"/>
    </style:style>
    <style:style style:name="TableColumn38" style:family="table-column">
      <style:table-column-properties style:column-width="1.9097in" style:use-optimal-column-width="false"/>
    </style:style>
    <style:style style:name="Table35" style:family="table">
      <style:table-properties style:width="6.4965in" style:rel-width="100%" fo:margin-left="0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15%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</style:style>
    <style:style style:name="T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</style:style>
    <style:style style:name="T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4" style:parent-style-name="ОбычныйИнтернет" style:family="paragraph">
      <style:paragraph-properties fo:line-height="150%" fo:text-indent="0.4916in"/>
    </style:style>
    <style:style style:name="T65" style:parent-style-name="Основнойшрифтабзаца" style:family="text">
      <style:text-properties fo:font-weight="bold" style:font-weight-asian="bold" fo:font-size="14pt" style:font-size-asian="14pt"/>
    </style:style>
    <style:style style:name="P66" style:parent-style-name="ОбычныйИнтернет" style:family="paragraph">
      <style:paragraph-properties fo:text-align="justify" fo:margin-top="0in" fo:margin-bottom="0in" fo:line-height="115%" fo:text-indent="0.4916in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4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5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76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77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78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79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80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81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82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8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4" style:parent-style-name="ОбычныйИнтернет" style:family="paragraph">
      <style:paragraph-properties fo:text-align="justify" fo:line-height="150%" fo:text-indent="0.4916in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ОбычныйИнтернет" style:family="paragraph">
      <style:paragraph-properties fo:text-align="justify" fo:line-height="150%" fo:text-indent="0.4916in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Интернет" style:family="paragraph">
      <style:paragraph-properties fo:text-align="justify" fo:line-height="150%" fo:text-indent="0.4916in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TableColumn110" style:family="table-column">
      <style:table-column-properties style:column-width="3.2444in"/>
    </style:style>
    <style:style style:name="TableColumn111" style:family="table-column">
      <style:table-column-properties style:column-width="3.2451in"/>
    </style:style>
    <style:style style:name="Table109" style:family="table">
      <style:table-properties style:width="6.4895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127" style:parent-style-name="Основнойшрифтабзаца" style:family="text">
      <style:text-properties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line-height="115%" fo:text-indent="0.2916in"/>
      <style:text-properties fo:font-weight="bold" style:font-weight-asian="bold" fo:font-size="14pt" style:font-size-asian="14pt" style:font-size-complex="14pt"/>
    </style:style>
    <style:style style:name="P130" style:parent-style-name="Standard" style:family="paragraph">
      <style:paragraph-properties fo:line-height="115%" fo:text-indent="0.2916in"/>
    </style:style>
    <style:style style:name="T13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32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33" style:parent-style-name="Standard" style:family="paragraph">
      <style:paragraph-properties fo:text-align="justify" fo:line-height="115%"/>
    </style:style>
    <style:style style:name="T134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135" style:parent-style-name="Standard" style:family="paragraph">
      <style:paragraph-properties fo:text-align="justify" fo:line-height="115%" fo:text-indent="0.4923in"/>
    </style:style>
    <style:style style:name="T136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37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38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39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140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color="#808000" fo:font-size="10pt" style:font-size-asian="10pt" style:font-size-complex="10pt" style:language-asian="ru" style:country-asian="RU"/>
    </style:style>
    <style:style style:name="T1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color="#808000" fo:font-size="10pt" style:font-size-asian="10pt" style:font-size-complex="10pt" style:language-asian="ru" style:country-asian="RU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808000" fo:font-size="10pt" style:font-size-asian="10pt" style:font-size-complex="10pt" style:language-asian="ru" style:country-asian="RU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1F542E" fo:font-size="10pt" style:font-size-asian="10pt" style:font-size-complex="10pt" style:language-asian="ru" style:country-asian="RU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1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1F542E" fo:font-size="10pt" style:font-size-asian="10pt" style:font-size-complex="10pt" style:language-asian="ru" style:country-asian="RU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1F542E" fo:font-size="10pt" style:font-size-asian="10pt" style:font-size-complex="10pt" style:language-asian="ru" style:country-asian="RU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1F542E" fo:font-size="10pt" style:font-size-asian="10pt" style:font-size-complex="10pt" style:language-asian="ru" style:country-asian="RU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1F542E" fo:font-size="10pt" style:font-size-asian="10pt" style:font-size-complex="10pt" style:language-asian="ru" style:country-asian="RU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1F542E" fo:font-size="10pt" style:font-size-asian="10pt" style:font-size-complex="10pt" style:language-asian="ru" style:country-asian="RU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371F80" fo:font-size="10pt" style:font-size-asian="10pt" style:font-size-complex="10pt" style:language-asian="ru" style:country-asian="RU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3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pt" style:font-size-asian="10pt" style:font-size-complex="10pt" style:language-asian="ru" style:country-asian="RU"/>
    </style:style>
    <style:style style:name="T394" style:parent-style-name="Основнойшрифтабзаца" style:family="text">
      <style:text-properties style:font-name="Courier New" style:font-name-asian="Times New Roman" style:font-name-complex="Courier New" fo:color="#008080" fo:font-size="10pt" style:font-size-asian="10pt" style:font-size-complex="10pt" style:language-asian="ru" style:country-asian="RU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ru" style:country-asian="RU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ru" style:country-asian="RU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P403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4</text:span></text:p>
      <text:p text:style-name="P24"><text:span text:style-name="T25">по<text:s/></text:span><text:span text:style-name="T26">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7">Представление и обработка символьной информации с использованием строковых команд</text:span></text:h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ка гр. 9382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Пя С.</text:span></text:p>
          </table:table-cell>
        </table:table-row>
        <table:table-row table:style-name="TableRow47">
          <table:table-cell table:style-name="TableCell48">
            <text:p text:style-name="Standard"><text:span text:style-name="T49">Преподаватель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Ефремов М</text:span><text:span text:style-name="T55">.</text:span><text:span text:style-name="T56">А</text:span><text:span text:style-name="T57">.</text:span></text:p>
          </table:table-cell>
        </table:table-row>
      </table:table>
      <text:p text:style-name="P58"/>
      <text:p text:style-name="P59"/>
      <text:p text:style-name="P60"><text:span text:style-name="T61">Санкт-Петербург</text:span></text:p>
      <text:p text:style-name="P62"><text:span text:style-name="T63">2020</text:span></text:p>
      <text:p text:style-name="P64"><text:span text:style-name="T65">Цель работы.</text:span></text:p>
      <text:p text:style-name="P66"><text:span text:style-name="T67">Изучить команды для работы со<text:s/></text:span><text:span text:style-name="T68">строками ассемблера, написать программу, обрабатывающую вводимую строку определенным способом и познакомиться с принципом встраивания<text:s/></text:span><text:span text:style-name="T69">in</text:span><text:span text:style-name="T70">-</text:span><text:span text:style-name="T71">line</text:span><text:span text:style-name="T72"><text:s/>на примере ЯВУ С++.</text:span></text:p>
      <text:p text:style-name="P73">Задание:</text:p>
      <text:p text:style-name="P74">15 Вариант</text:p>
      <text:p text:style-name="P75">Разработать программу обработки символьной информации, реализующую<text:s/>функции:</text:p>
      <text:p text:style-name="P76">- инициализация (вывод титульной таблички с указанием вида преобразования и автора программы) - на ЯВУ;</text:p>
      <text:p text:style-name="P77"><text:s/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p>
      <text:p text:style-name="P78">- выполнение заданного в таблице 5 преобразования исходной строки с записью результата в выходную строку - на Ассемблере;</text:p>
      <text:p text:style-name="P79">- вывода результирующей строки символов на экран и ее запись в файл - на ЯВУ.</text:p>
      <text:p text:style-name="P80">Ассемблерную часть<text:s/>программы включить в программу нa ЯВУ по принципу встраивания (in-line).</text:p>
      <text:p text:style-name="P81">15. Исключение русских букв и цифр, введенных во входной строке, при формировании выходной строки.</text:p>
      <text:p text:style-name="P82">Ход работы:</text:p>
      <text:p text:style-name="P83">При разработке программы были использованы следующие команды:</text:p>
      <text:p text:style-name="P84"><text:span text:style-name="T85">LODSB</text:span><text:span text:style-name="T86"><text:s/>- ко</text:span><text:span text:style-name="T87">пирует один байт из памяти по адресу<text:s/></text:span><text:span text:style-name="T88">DS</text:span><text:span text:style-name="T89">:</text:span><text:span text:style-name="T90">SI</text:span><text:span text:style-name="T91"><text:s/>в регистр<text:s/></text:span><text:span text:style-name="T92">AL</text:span><text:span text:style-name="T93">. После выполнения команды, регистр<text:s/></text:span><text:span text:style-name="T94">SI</text:span><text:span text:style-name="T95"><text:s/>увеличивается на 1, если флаг<text:s/></text:span><text:span text:style-name="T96">DF</text:span><text:span text:style-name="T97"><text:s/>= 0, или уменьшается на 1, если<text:s/></text:span><text:span text:style-name="T98">DF</text:span><text:span text:style-name="T99"><text:s/>= 1.</text:span></text:p>
      <text:p text:style-name="P100"><text:span text:style-name="T101">STOSB</text:span><text:span text:style-name="T102"><text:s/>- сохраняет регистр AL в ячейке памяти по адресу ES:DI. После выполнения команды, р</text:span><text:span text:style-name="T103">егистр DI увеличивается на 1, если флаг DF = 0, или уменьшается на 1, если DF = 1.</text:span></text:p>
      <text:p text:style-name="P104"><text:span text:style-name="T105">CLD</text:span><text:span text:style-name="T106"><text:s/>- очищает флаг направления (DF).</text:span><text:s/><text:span text:style-name="T107">Такая необходимость может возникнуть при работе с цепочечными командами.<text:s/></text:span></text:p>
      <text:p text:style-name="P108">Тестирование.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Вводные данные</text:p>
          </table:table-cell>
          <table:table-cell table:style-name="TableCell115">
            <text:p text:style-name="P116">Результат</text:p>
          </table:table-cell>
        </table:table-row>
        <table:table-row table:style-name="TableRow117">
          <table:table-cell table:style-name="TableCell118">
            <text:p text:style-name="P119">42укцкцЁЁёёёёёёiукцк кцкlцавкцукoукуцкvукцк54535e 4242yыфваыуoукцк4234уu!</text:p>
          </table:table-cell>
          <table:table-cell table:style-name="TableCell120">
            <text:p text:style-name="P121">i love you!</text:p>
          </table:table-cell>
        </table:table-row>
        <table:table-row table:style-name="TableRow122">
          <table:table-cell table:style-name="TableCell123">
            <text:p text:style-name="Обычный">1231313132</text:p>
          </table:table-cell>
          <table:table-cell table:style-name="TableCell124">
            <text:p text:style-name="Обычный"/>
          </table:table-cell>
        </table:table-row>
        <table:table-row table:style-name="TableRow125">
          <table:table-cell table:style-name="TableCell126">
            <text:p text:style-name="Обычный">123qeqweqwe(при<text:s/><text:span text:style-name="T127">n = 5)</text:span></text:p>
          </table:table-cell>
          <table:table-cell table:style-name="TableCell128">
            <text:p text:style-name="Обычный">qe</text:p>
          </table:table-cell>
        </table:table-row>
      </table:table>
      <text:p text:style-name="P129"/>
      <text:p text:style-name="P130"><text:span text:style-name="T131"><text:s text:c="4"/>Выводы.</text:span></text:p>
      <text:p text:style-name="P132">В результате выполнения лабораторной работы был разработан код для определенной обработки строк. Были улучшены навыки письма в ассемблере.</text:p>
      <text:p text:style-name="P133"><text:s/><text:tab/><text:span text:style-name="T134">Приложение.</text:span></text:p>
      <text:p text:style-name="P135"><text:span text:style-name="T136">Текст файла<text:s/></text:span><text:span text:style-name="T137">main</text:span><text:span text:style-name="T138">.</text:span><text:span text:style-name="T139">cpp</text:span></text:p>
      <text:p text:style-name="P140"><text:span text:style-name="T141">#include<text:s/></text:span><text:span text:style-name="T142">&lt;iostream&gt;</text:span><text:span text:style-name="T143"><text:line-break/></text:span><text:span text:style-name="T144">#include<text:s/></text:span><text:span text:style-name="T145">&lt;fstream&gt;</text:span><text:span text:style-name="T146"><text:line-break/></text:span><text:span text:style-name="T147"><text:line-break/></text:span><text:span text:style-name="T148">#define<text:s/></text:span><text:span text:style-name="T149">n<text:s/></text:span><text:span text:style-name="T150">80</text:span><text:span text:style-name="T151"><text:line-break/></text:span><text:span text:style-name="T152">int<text:s/></text:span><text:span text:style-name="T153">main() {</text:span><text:span text:style-name="T154"><text:line-break/></text:span><text:span text:style-name="T155"><text:s text:c="4"/>system(</text:span><text:span text:style-name="T156">"chcp 1251 &gt;</text:span><text:span text:style-name="T157"><text:s/>nul"</text:span><text:span text:style-name="T158">);</text:span><text:span text:style-name="T159"><text:line-break/></text:span><text:span text:style-name="T160"><text:s text:c="4"/>setlocale(</text:span><text:span text:style-name="T161">LC_CTYPE</text:span><text:span text:style-name="T162">,<text:s/></text:span><text:span text:style-name="T163">"rus"</text:span><text:span text:style-name="T164">);</text:span><text:span text:style-name="T165"><text:line-break/></text:span><text:span text:style-name="T166"><text:s text:c="4"/></text:span><text:span text:style-name="T167">std</text:span><text:span text:style-name="T168">::cout<text:s/></text:span><text:span text:style-name="T169">&lt;&lt;<text:s/></text:span><text:span text:style-name="T170">"Вариант 15.</text:span><text:span text:style-name="T171">\n</text:span><text:span text:style-name="T172">Исключение русских букв и цифр, введенных во входной строке, при формировании выходной строки.</text:span><text:span text:style-name="T173">\n</text:span><text:span text:style-name="T174">студент 9382 г. - Пя Сон Хва</text:span><text:span text:style-name="T175">\n</text:span><text:span text:style-name="T176">"</text:span><text:span text:style-name="T177">;</text:span><text:span text:style-name="T178"><text:line-break/></text:span><text:span text:style-name="T179"><text:s text:c="4"/></text:span><text:span text:style-name="T180">char<text:s/></text:span><text:span text:style-name="T181">str[</text:span><text:span text:style-name="T182">n<text:s/></text:span><text:span text:style-name="T183">+<text:s/></text:span><text:span text:style-name="T184">1</text:span><text:span text:style-name="T185">];</text:span><text:span text:style-name="T186"><text:line-break/></text:span><text:span text:style-name="T187"><text:s text:c="4"/></text:span><text:span text:style-name="T188">char<text:s/></text:span><text:span text:style-name="T189">answer[</text:span><text:span text:style-name="T190">n<text:s/></text:span><text:span text:style-name="T191">+<text:s/></text:span><text:span text:style-name="T192">1</text:span><text:span text:style-name="T193">];</text:span><text:span text:style-name="T194"><text:line-break/></text:span><text:span text:style-name="T195"><text:s text:c="4"/></text:span><text:span text:style-name="T196">std</text:span><text:span text:style-name="T197">::cout<text:s/></text:span><text:span text:style-name="T198">&lt;&lt;<text:s/></text:span><text:span text:style-name="T199">"Введите строку для обработки:</text:span><text:span text:style-name="T200">\n</text:span><text:span text:style-name="T201">"</text:span><text:span text:style-name="T202">;</text:span><text:span text:style-name="T203"><text:line-break/></text:span><text:span text:style-name="T204"><text:s text:c="4"/></text:span><text:span text:style-name="T205">std</text:span><text:span text:style-name="T206">::cin.getline(str,<text:s/></text:span><text:span text:style-name="T207">n</text:span><text:span text:style-name="T208">+<text:s/></text:span><text:span text:style-name="T209">1</text:span><text:span text:style-name="T210">);</text:span><text:span text:style-name="T211"><text:line-break/></text:span><text:span text:style-name="T212"><text:s text:c="4"/></text:span><text:span text:style-name="T213">std</text:span><text:span text:style-name="T214">::cout<text:s/></text:span><text:span text:style-name="T215">&lt;&lt;<text:s/></text:span><text:span text:style-name="T216">"Строка до обработки:</text:span><text:span text:style-name="T217">\n</text:span><text:span text:style-name="T218">"<text:s/></text:span><text:span text:style-name="T219">&lt;&lt;<text:s/></text:span><text:span text:style-name="T220">str<text:s/></text:span><text:span text:style-name="T221">&lt;&lt;<text:s/></text:span><text:span text:style-name="T222">"</text:span><text:span text:style-name="T223">\n</text:span><text:span text:style-name="T224">"</text:span><text:span text:style-name="T225">;</text:span><text:span text:style-name="T226"><text:line-break/></text:span><text:span text:style-name="T227"><text:s text:c="4"/></text:span><text:span text:style-name="T228">bool<text:s/></text:span><text:span text:style-name="T229">flag =<text:s/></text:span><text:span text:style-name="T230">false</text:span><text:span text:style-name="T231">;</text:span><text:span text:style-name="T232"><text:line-break/></text:span><text:span text:style-name="T233"><text:s text:c="4"/></text:span><text:span text:style-name="T234">for<text:s/></text:span><text:span text:style-name="T235">(</text:span><text:span text:style-name="T236">int<text:s/></text:span><text:span text:style-name="T237">i =<text:s/></text:span><text:span text:style-name="T238">0</text:span><text:span text:style-name="T239">; i &lt;</text:span><text:span text:style-name="T240"><text:s/>strlen(str);i++)</text:span><text:span text:style-name="T241"><text:line-break/></text:span><text:span text:style-name="T242"><text:s text:c="8"/></text:span><text:span text:style-name="T243">if<text:s/></text:span><text:span text:style-name="T244">(isalpha(str[i]))</text:span><text:span text:style-name="T245"><text:line-break/></text:span><text:span text:style-name="T246"><text:s text:c="12"/>flag =<text:s/></text:span><text:span text:style-name="T247">true</text:span><text:span text:style-name="T248">;</text:span><text:span text:style-name="T249"><text:line-break/></text:span><text:span text:style-name="T250"><text:s text:c="8"/></text:span><text:span text:style-name="T251">if<text:s/></text:span><text:span text:style-name="T252">(flag) {</text:span><text:span text:style-name="T253"><text:line-break/></text:span><text:span text:style-name="T254"><text:s text:c="12"/>_asm{</text:span><text:span text:style-name="T255"><text:line-break/></text:span><text:span text:style-name="T256"><text:s text:c="20"/>mov ecx,<text:s/></text:span><text:span text:style-name="T257">n</text:span><text:span text:style-name="T258">;длина строки в ecx</text:span><text:span text:style-name="T259"><text:line-break/></text:span><text:span text:style-name="T260"><text:s text:c="20"/>mov al,<text:s/></text:span><text:span text:style-name="T261">0</text:span><text:span text:style-name="T262"><text:line-break/></text:span><text:span text:style-name="T263"><text:s text:c="20"/></text:span><text:span text:style-name="T264">lea <text:s text:c="3"/>si, str; кладем в ds:si адрес str</text:span><text:span text:style-name="T265"><text:line-break/></text:span><text:span text:style-name="T266"><text:s text:c="5"/></text:span><text:span text:style-name="T267"><text:s text:c="15"/>lea di, answer; кладем в di адрес answer</text:span><text:span text:style-name="T268"><text:line-break/></text:span><text:span text:style-name="T269"><text:s text:c="20"/>cld; обнуление флага направления</text:span><text:span text:style-name="T270"><text:line-break/></text:span><text:span text:style-name="T271"><text:line-break/></text:span><text:span text:style-name="T272"><text:s text:c="20"/>data_processing:</text:span><text:span text:style-name="T273"><text:line-break/></text:span><text:span text:style-name="T274"><text:s text:c="20"/>lodsb; копирует один байт из памяти по адресу ds:si в регистр al</text:span><text:span text:style-name="T275"><text:line-break/></text:span><text:span text:style-name="T276"><text:s text:c="20"/>cmp<text:s/></text:span><text:span text:style-name="T277">al,<text:s/></text:span><text:span text:style-name="T278">'ё'</text:span><text:span text:style-name="T279"><text:line-break/></text:span><text:span text:style-name="T280"><text:s text:c="20"/></text:span><text:span text:style-name="T281">je for_exception; исключение кириллицы</text:span><text:span text:style-name="T282"><text:line-break/></text:span><text:span text:style-name="T283"><text:s text:c="20"/>cmp al,<text:s/></text:span><text:span text:style-name="T284">'Ё'</text:span><text:span text:style-name="T285"><text:line-break/></text:span><text:span text:style-name="T286"><text:s text:c="20"/></text:span><text:span text:style-name="T287">je for_exception</text:span><text:span text:style-name="T288"><text:line-break/></text:span><text:span text:style-name="T289"><text:s text:c="20"/>cmp al,<text:s/></text:span><text:span text:style-name="T290">'А'</text:span><text:span text:style-name="T291"><text:line-break/></text:span><text:span text:style-name="T292"><text:s text:c="20"/></text:span><text:span text:style-name="T293">jl check_digit_case</text:span><text:span text:style-name="T294"><text:line-break/></text:span><text:span text:style-name="T295"><text:s text:c="20"/>cmp al,<text:s/></text:span><text:span text:style-name="T296">'я'</text:span><text:span text:style-name="T297"><text:line-break/></text:span><text:span text:style-name="T298"><text:s text:c="16"/></text:span><text:span text:style-name="T299"><text:s text:c="4"/></text:span><text:span text:style-name="T300">jg check_digit_case</text:span><text:span text:style-name="T301"><text:line-break/></text:span><text:span text:style-name="T302"><text:s text:c="20"/>loop data_processing</text:span><text:span text:style-name="T303"><text:line-break/></text:span><text:span text:style-name="T304"><text:s text:c="20"/>jmp finish_processing</text:span><text:span text:style-name="T305"><text:line-break/></text:span><text:span text:style-name="T306"><text:line-break/></text:span><text:span text:style-name="T307"><text:s text:c="20"/>for_exception:</text:span><text:span text:style-name="T308"><text:line-break/></text:span><text:span text:style-name="T309"><text:s text:c="20"/>loop data_processing</text:span><text:span text:style-name="T310"><text:line-break/></text:span><text:span text:style-name="T311"><text:line-break/></text:span><text:span text:style-name="T312"><text:s text:c="20"/>check_digit_case:; исключение цифр</text:span><text:span text:style-name="T313"><text:line-break/></text:span><text:span text:style-name="T314"><text:s text:c="16"/></text:span><text:span text:style-name="T315"><text:s text:c="4"/>cmp al,<text:s/></text:span><text:span text:style-name="T316">'0'</text:span><text:span text:style-name="T317"><text:line-break/></text:span><text:span text:style-name="T318"><text:s text:c="20"/></text:span><text:span text:style-name="T319">jl add_to_answer</text:span><text:span text:style-name="T320"><text:line-break/></text:span><text:span text:style-name="T321"><text:s text:c="20"/>cmp al,<text:s/></text:span><text:span text:style-name="T322">'9'</text:span><text:span text:style-name="T323"><text:line-break/></text:span><text:span text:style-name="T324"><text:s text:c="20"/></text:span><text:span text:style-name="T325">jg add_to_answer</text:span><text:span text:style-name="T326"><text:line-break/></text:span><text:span text:style-name="T327"><text:s text:c="20"/>loop data_processing</text:span><text:span text:style-name="T328"><text:line-break/></text:span><text:span text:style-name="T329"><text:line-break/></text:span><text:span text:style-name="T330"><text:s text:c="20"/>add_to_answer:</text:span><text:span text:style-name="T331"><text:line-break/></text:span><text:span text:style-name="T332"><text:s text:c="20"/>stosb; сохраняет регистр al в ячейке<text:s/></text:span><text:span text:style-name="T333">памяти по адресу es:di</text:span><text:span text:style-name="T334"><text:line-break/></text:span><text:span text:style-name="T335"><text:s text:c="20"/>loop data_processing</text:span><text:span text:style-name="T336"><text:line-break/></text:span><text:span text:style-name="T337"><text:line-break/></text:span><text:span text:style-name="T338"><text:s text:c="20"/>finish_processing:</text:span><text:span text:style-name="T339"><text:line-break/></text:span><text:span text:style-name="T340"><text:s text:c="20"/>mov al,<text:s/></text:span><text:span text:style-name="T341">0</text:span><text:span text:style-name="T342"><text:line-break/></text:span><text:span text:style-name="T343"><text:s text:c="20"/></text:span><text:span text:style-name="T344">stosb</text:span><text:span text:style-name="T345"><text:line-break/></text:span><text:span text:style-name="T346"><text:s text:c="12"/>}</text:span><text:span text:style-name="T347"><text:line-break/></text:span><text:span text:style-name="T348"><text:s text:c="8"/>}<text:s/></text:span><text:span text:style-name="T349">else<text:s/></text:span><text:span text:style-name="T350">{</text:span><text:span text:style-name="T351"><text:line-break/></text:span><text:span text:style-name="T352"><text:s text:c="12"/>answer[</text:span><text:span text:style-name="T353">0</text:span><text:span text:style-name="T354">] =<text:s/></text:span><text:span text:style-name="T355">'</text:span><text:span text:style-name="T356">\0</text:span><text:span text:style-name="T357">'</text:span><text:span text:style-name="T358">;</text:span><text:span text:style-name="T359"><text:line-break/></text:span><text:span text:style-name="T360"><text:s text:c="8"/>}</text:span><text:span text:style-name="T361"><text:line-break/></text:span><text:span text:style-name="T362"><text:s text:c="3"/></text:span><text:span text:style-name="T363">std</text:span><text:span text:style-name="T364">::cout<text:s/></text:span><text:span text:style-name="T365">&lt;&lt;<text:s/></text:span><text:span text:style-name="T366">"Вывод об</text:span><text:span text:style-name="T367">работанной строки:</text:span><text:span text:style-name="T368">\n</text:span><text:span text:style-name="T369">"<text:s/></text:span><text:span text:style-name="T370">&lt;&lt;<text:s/></text:span><text:span text:style-name="T371">answer;</text:span><text:span text:style-name="T372"><text:line-break/></text:span><text:span text:style-name="T373"><text:s text:c="4"/></text:span><text:span text:style-name="T374">std</text:span><text:span text:style-name="T375">::</text:span><text:span text:style-name="T376">fstream<text:s/></text:span><text:span text:style-name="T377">fout(</text:span><text:span text:style-name="T378">"output.txt"</text:span><text:span text:style-name="T379">);</text:span><text:span text:style-name="T380"><text:line-break/></text:span><text:span text:style-name="T381"><text:s text:c="4"/>fout<text:s/></text:span><text:span text:style-name="T382">&lt;&lt;<text:s/></text:span><text:span text:style-name="T383">"Строка до обработки:</text:span><text:span text:style-name="T384">\n</text:span><text:span text:style-name="T385">"<text:s/></text:span><text:span text:style-name="T386">&lt;&lt;<text:s/></text:span><text:span text:style-name="T387">str<text:s/></text:span><text:span text:style-name="T388">&lt;&lt;<text:s/></text:span><text:span text:style-name="T389">"</text:span><text:span text:style-name="T390">\n</text:span><text:span text:style-name="T391">Вывод обработанной строки:</text:span><text:span text:style-name="T392">\n</text:span><text:span text:style-name="T393">"<text:s/></text:span><text:span text:style-name="T394">&lt;&lt;<text:s/></text:span><text:span text:style-name="T395">answer;</text:span><text:span text:style-name="T396"><text:line-break/></text:span><text:span text:style-name="T397"><text:s text:c="4"/></text:span><text:span text:style-name="T398">return<text:s/></text:span><text:span text:style-name="T399">0</text:span><text:span text:style-name="T400">;</text:span><text:span text:style-name="T401"><text:line-break/></text:span><text:span text:style-name="T402">}</text:span></text:p>
      <text:p text:style-name="P4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 fo:line-height="100%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line-height="100%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Текстсноски" style:display-name="Текст сноски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1-04T23:15:00Z</dc:date>
    <meta:print-date>2019-09-18T23:43:00Z</meta:print-date>
    <meta:template xlink:href="Normal" xlink:type="simple"/>
    <meta:editing-cycles>19</meta:editing-cycles>
    <meta:editing-duration>PT2100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8" meta:word-count="669" meta:character-count="4480" meta:row-count="31" meta:non-whitespace-character-count="3819"/>
  </office:meta>
</office:document-meta>
</file>